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923" officeooo:paragraph-rsid="000bd923"/>
    </style:style>
    <style:style style:name="P2" style:family="paragraph" style:parent-style-name="Preformatted_20_Text">
      <style:text-properties fo:font-weight="bold" officeooo:rsid="000bd923" officeooo:paragraph-rsid="000bd923" style:font-weight-asian="bold" style:font-weight-complex="bold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bd923" officeooo:paragraph-rsid="000bd923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officeooo:rsid="000bd923" officeooo:paragraph-rsid="000bd923"/>
    </style:style>
    <style:style style:name="T1" style:family="text">
      <style:text-properties officeooo:rsid="000d6d5f"/>
    </style:style>
    <style:style style:name="T2" style:family="text">
      <style:text-properties officeooo:rsid="000df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you implemented the various features:</text:p>
      <text:p text:style-name="P1"/>
      <text:p text:style-name="P1"><text:s text:c="2"/>- PVectors to represent the location and velocity of the ship, alien, alien laser, and explosions</text:p>
      <text:p text:style-name="P1"/>
      <text:p text:style-name="P1"><text:s text:c="2"/>- ArrayLists of PVectors to represent location and velocity of the ship laser bolts</text:p>
      <text:p text:style-name="P1"/>
      <text:p text:style-name="P1"><text:s text:c="2"/>- Floats, Integers, Booleans, and Arrays to represent game variables and parameters</text:p>
      <text:p text:style-name="P1"/>
      <text:p text:style-name="P1"><text:s text:c="2"/>- ArrayLists of PVectors, Booleans, Floats and Integer's to represent asteroid variables</text:p>
      <text:p text:style-name="P1"/>
      <text:p text:style-name="P1"><text:s text:c="2"/>- <text:span text:style-name="T1">I</text:span>nitialise functions to initialise variables for the start of the game, new ship lives, and new levels</text:p>
      <text:p text:style-name="P1"/>
      <text:p text:style-name="P1"><text:s text:c="2"/>- <text:span text:style-name="T1">D</text:span>raw functions to draw elements of the game composition to the display for each frame of the game</text:p>
      <text:p text:style-name="P1"/>
      <text:p text:style-name="P1"><text:s text:c="2"/>- <text:span text:style-name="T1">M</text:span>ove functions to animation movement of the ship, asteroids, laser bolts, and the alien</text:p>
      <text:p text:style-name="P1"/>
      <text:p text:style-name="P1"><text:s text:c="2"/>- <text:span text:style-name="T1">C</text:span>ollision detection functions with rectangular and circular collision detection to detect collisions between the ship, asteroids, laser bolts, and the alien</text:p>
      <text:p text:style-name="P1"/>
      <text:p text:style-name="P1"><text:s text:c="2"/>- <text:span text:style-name="T1">W</text:span>ait functions to spawn new elements of the game composition during play, such as the ship, the alien, and alien laser bolts</text:p>
      <text:p text:style-name="P1"/>
      <text:p text:style-name="P1"><text:s text:c="2"/>- <text:span text:style-name="T1">E</text:span>xplode functions to start explosion animations for the ship, asteroids, and the alien</text:p>
      <text:p text:style-name="P1"/>
      <text:p text:style-name="P1"><text:s text:c="2"/>- <text:span text:style-name="T1">Keys functions to detect and process key press and key release events so the user control of the game is responsive and fluid</text:span></text:p>
      <text:p text:style-name="P1"/>
      <text:p text:style-name="P1"><text:s text:c="2"/>- <text:span text:style-name="T2">Kazam to record video screen shots, and Shotcut to compose the overview video</text:span></text:p>
      <text:p text:style-name="P1"/>
      <text:p text:style-name="P4">Design decisions that lead to your implementation:</text:p>
      <text:p text:style-name="P1"/>
      <text:p text:style-name="P1"><text:s text:c="2"/>- <text:span text:style-name="T1">B</text:span>ased the design of the <text:span text:style-name="T1">procedural implementation of the</text:span> video game on childhood memories of playing asteroids on the Atari 2600</text:p>
      <text:p text:style-name="P1"/>
      <text:p text:style-name="P1"><text:s text:c="2"/>- <text:span text:style-name="T1">C</text:span>hose values for game parameters that would make the game fun to play, and to make it more difficult to play as <text:span text:style-name="T1">game play</text:span> proceeds and level up occurs</text:p>
      <text:p text:style-name="P1"/>
      <text:p text:style-name="P3">Outline which parts of the project were contributed by each team member:</text:p>
      <text:p text:style-name="P1"/>
      <text:p text:style-name="P2">Matthew Watts:</text:p>
      <text:p text:style-name="P1"><text:s text:c="2"/>- designed the procedural implementation of the video game</text:p>
      <text:p text:style-name="P1"><text:s text:c="2"/>- wrote the procedural implementation</text:p>
      <text:p text:style-name="P1"><text:s text:c="2"/>- tested and debugged the procedural implementation</text:p>
      <text:p text:style-name="P1"><text:s text:c="2"/>- wrote the documentation</text:p>
      <text:p text:style-name="P1"><text:s text:c="2"/>- created the git repository</text:p>
      <text:p text:style-name="P1"><text:s text:c="2"/>- facilitated the overview video</text:p>
      <text:p text:style-name="P1"><text:s text:c="2"/>- created components of the overview video</text:p>
      <text:p text:style-name="P1"/>
      <text:p text:style-name="P2">Christopher Davidson:</text:p>
      <text:p text:style-name="P1"><text:s text:c="2"/>- designed the object oriented implementation of the video game</text:p>
      <text:p text:style-name="P1"><text:s text:c="2"/>- wrote the object oriented implementation</text:p>
      <text:p text:style-name="P1"><text:soft-page-break/><text:s text:c="2"/>- tested and debugged the object oriented implementation</text:p>
      <text:p text:style-name="P1"><text:s text:c="2"/>- created components of the overview video</text:p>
      <text:p text:style-name="P1"/>
      <text:p text:style-name="P2">Marcus Girard</text:p>
      <text:p text:style-name="P1"><text:s text:c="2"/>- helped to write the level counter and lives counter in the procedural implementation of the video game</text:p>
      <text:p text:style-name="P1"><text:s text:c="2"/>- helped to test the procedural implementation</text:p>
      <text:p text:style-name="P1"><text:s text:c="2"/>- created the activity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2:14:51.299643503</dc:date>
    <meta:editing-duration>PT6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89" meta:character-count="2426" meta:non-whitespace-character-count="2015"/>
  </office:meta>
</office:document-meta>
</file>